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draw:marker-start-width="0.3cm" draw:marker-end-width="0.3cm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375cm" draw:marker-end-width="0.3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draw:marker-start-width="0.3cm" draw:marker-end-width="0.3cm" draw:fill="solid" draw:fill-color="#eeeee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7cm" fo:min-width="0cm"/>
    </style:style>
    <style:style style:name="gr7" style:family="graphic" style:parent-style-name="objectwithoutfill">
      <style:graphic-properties svg:stroke-width="0.051cm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9" style:family="graphic" style:parent-style-name="objectwithoutfill">
      <style:graphic-properties svg:stroke-width="0.051cm" draw:marker-start="Arrow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375cm" draw:marker-end-width="0.3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draw:marker-start-width="0.3cm" draw:marker-end-width="0.3cm" draw:fill="solid" draw:fill-color="#dddddd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draw:marker-start-width="0.3cm" draw:marker-end-width="0.3cm" draw:fill="solid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cm" draw:marker-start-width="0.375cm" draw:marker-end-width="0.3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draw:marker-start-width="0.3cm" draw:marker-end-width="0.3cm" draw:fill="solid" draw:fill-color="#b2b2b2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draw:marker-start-width="0.375cm" draw:marker-end-width="0.375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draw:marker-start-width="0.3cm" draw:marker-end-width="0.3cm" draw:fill="solid" draw:fill-color="#999999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cm" draw:marker-start-width="0.375cm" draw:marker-end-width="0.375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draw:marker-start-width="0.3cm" draw:marker-end-width="0.3cm" draw:fill="solid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cm" draw:marker-start-width="0.375cm" draw:marker-end-width="0.375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draw:marker-start-width="0.3cm" draw:marker-end-width="0.3cm"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0.97cm" draw:transform="rotate (1.5707963267949) translate (15.93cm 18.69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6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135cm" svg:height="0.97cm" draw:transform="rotate (1.5707963267949) translate (15.952cm 18.67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5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175cm" svg:height="0.97cm" draw:transform="rotate (1.5707963267949) translate (14.931cm 18.69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5.609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135cm" svg:height="0.97cm" draw:transform="rotate (1.5707963267949) translate (14.953cm 18.67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4.631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175cm" svg:height="0.97cm" draw:transform="rotate (1.5707963267949) translate (13.93cm 18.69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4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135cm" svg:height="0.97cm" draw:transform="rotate (1.5707963267949) translate (13.952cm 18.67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3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175cm" svg:height="0.97cm" draw:transform="rotate (1.5707963267949) translate (12.93cm 18.69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3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135cm" svg:height="0.97cm" draw:transform="rotate (1.5707963267949) translate (12.952cm 18.67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0.635cm" draw:transform="rotate (1.5707963267949) translate (12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3.175cm" svg:height="0.97cm" draw:transform="rotate (1.5707963267949) translate (11.93cm 18.69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175cm" svg:height="0.635cm" draw:transform="rotate (1.5707963267949) translate (12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3.135cm" svg:height="0.97cm" draw:transform="rotate (1.5707963267949) translate (11.952cm 18.67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175cm" svg:height="0.635cm" draw:transform="rotate (1.5707963267949) translate (11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9.285cm" svg:y1="19.28cm" svg:x2="13.73cm" svg:y2="19.28cm">
          <text:p/>
        </draw:line>
        <draw:frame draw:style-name="gr6" draw:text-style-name="P1" draw:layer="layout" svg:width="5.044cm" svg:height="1.673cm" draw:transform="rotate (1.5707963267949) translate (3.64cm 19.615cm)">
          <draw:text-box>
            <text:p text:style-name="P1">Constant known</text:p>
            <text:p text:style-name="P1">concentration</text:p>
          </draw:text-box>
        </draw:frame>
        <draw:line draw:style-name="gr7" draw:text-style-name="P1" draw:layer="layout" svg:x1="6.715cm" svg:y1="14.305cm" svg:x2="6.076cm" svg:y2="15.128cm">
          <text:p/>
        </draw:line>
        <draw:frame draw:style-name="gr8" draw:layer="layout" svg:width="6.354cm" svg:height="1.27cm" svg:x="6.076cm" svg:y="13.27cm">
          <draw:text-box>
            <text:p>Left model boundary</text:p>
          </draw:text-box>
        </draw:frame>
        <draw:frame draw:style-name="gr8" draw:layer="layout" svg:width="9.164cm" svg:height="1.27cm" svg:x="7.076cm" svg:y="19.615cm">
          <draw:text-box>
            <text:p>Progression of diffusion front</text:p>
          </draw:text-box>
        </draw:frame>
        <draw:line draw:style-name="gr5" draw:text-style-name="P1" draw:layer="layout" svg:x1="12.83cm" svg:y1="15.14cm" svg:x2="14.1cm" svg:y2="15.14cm">
          <text:p/>
        </draw:line>
        <draw:line draw:style-name="gr9" draw:text-style-name="P1" draw:layer="layout" svg:x1="14.847cm" svg:y1="15.14cm" svg:x2="16.117cm" svg:y2="15.14cm">
          <text:p/>
        </draw:line>
        <draw:line draw:style-name="gr10" draw:text-style-name="P1" draw:layer="layout" svg:x1="12.73cm" svg:y1="15.141cm" svg:x2="15.905cm" svg:y2="15.141cm">
          <text:p/>
        </draw:line>
        <draw:frame draw:style-name="gr8" draw:layer="layout" svg:width="1.544cm" svg:height="1.27cm" svg:x="13.816cm" svg:y="14.149cm">
          <draw:text-box>
            <text:p>dx</text:p>
          </draw:text-box>
        </draw:frame>
        <draw:g>
          <draw:custom-shape draw:style-name="gr11" draw:text-style-name="P1" draw:layer="layout" svg:width="3.175cm" svg:height="0.97cm" draw:transform="rotate (1.5707963267949) translate (10.93cm 18.69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175cm" svg:height="0.635cm" draw:transform="rotate (1.5707963267949) translate (11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3.135cm" svg:height="0.97cm" draw:transform="rotate (1.5707963267949) translate (10.952cm 18.67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175cm" svg:height="0.635cm" draw:transform="rotate (1.5707963267949) translate (10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3.175cm" svg:height="0.97cm" draw:transform="rotate (1.5707963267949) translate (9.93cm 18.69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3.175cm" svg:height="0.635cm" draw:transform="rotate (1.5707963267949) translate (10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3.135cm" svg:height="0.97cm" draw:transform="rotate (1.5707963267949) translate (9.952cm 18.67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3.175cm" svg:height="0.635cm" draw:transform="rotate (1.5707963267949) translate (9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" draw:layer="layout" svg:width="3.175cm" svg:height="0.97cm" draw:transform="rotate (1.5707963267949) translate (8.93cm 18.699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175cm" svg:height="0.635cm" draw:transform="rotate (1.5707963267949) translate (9.608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3.135cm" svg:height="0.97cm" draw:transform="rotate (1.5707963267949) translate (8.952cm 18.678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175cm" svg:height="0.635cm" draw:transform="rotate (1.5707963267949) translate (8.63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" draw:layer="layout" svg:width="3.175cm" svg:height="0.97cm" draw:transform="rotate (1.5707963267949) translate (7.931cm 18.699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3.175cm" svg:height="0.635cm" draw:transform="rotate (1.5707963267949) translate (8.609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3.135cm" svg:height="0.97cm" draw:transform="rotate (1.5707963267949) translate (7.953cm 18.67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3.175cm" svg:height="0.635cm" draw:transform="rotate (1.5707963267949) translate (7.631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3.175cm" svg:height="0.97cm" draw:transform="rotate (1.5707963267949) translate (6.931cm 18.699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3.175cm" svg:height="0.635cm" draw:transform="rotate (1.5707963267949) translate (7.609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3.135cm" svg:height="0.97cm" draw:transform="rotate (1.5707963267949) translate (6.953cm 18.678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3.175cm" svg:height="0.635cm" draw:transform="rotate (1.5707963267949) translate (6.631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3.175cm" svg:height="0.97cm" draw:transform="rotate (1.5707963267949) translate (5.931cm 18.699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3.175cm" svg:height="0.635cm" draw:transform="rotate (1.5707963267949) translate (6.609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3.135cm" svg:height="0.97cm" draw:transform="rotate (1.5707963267949) translate (5.953cm 18.678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3.175cm" svg:height="0.635cm" draw:transform="rotate (1.5707963267949) translate (5.631cm 18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ey2white" draw:style="linear" draw:start-color="#ffffff" draw:end-color="#999999" draw:start-intensity="100%" draw:end-intensity="100%" draw:angle="27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1-23T20:50:48.375624282</dc:date>
    <meta:editing-duration>PT1H44M10S</meta:editing-duration>
    <meta:editing-cycles>13</meta:editing-cycles>
    <dc:creator>David K</dc:creator>
    <meta:document-statistic meta:object-count="64"/>
  </office:meta>
</office:document-meta>
</file>